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6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7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 style:list-style-name="L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8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1961b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GattDetailsActivity</text:span></text:span></text:h>
      <text:h text:style-name="Heading_20_3" text:outline-level="3"><text:span text:style-name="Strong_20_Emphasis"><text:span text:style-name="T1">Samenvatting</text:span></text:span></text:h>
      <text:p text:style-name="P9">Deze activiteit beheert de communicatie met een BLE-apparaat via Bluetooth GATT (Generic Attribute Profile). Het zorgt voor het verbinden met het apparaat, het lezen van gegevens van een kenmerk, en het verwerken van notificaties.</text:p>
      <text:h text:style-name="Heading_20_3" text:outline-level="3"><text:span text:style-name="Strong_20_Emphasis"><text:span text:style-name="T1">Belangrijke methoden en functionaliteiten</text:span></text:span></text:h>
      <text:list text:style-name="L1">
        <text:list-item>
          <text:p text:style-name="P3"><text:span text:style-name="Strong_20_Emphasis"><text:span text:style-name="T1">onCreate</text:span></text:span></text:p>
          <text:list>
            <text:list-item>
              <text:p text:style-name="P10">Initialisatie van de toolbar en gebruikersinterface.</text:p>
            </text:list-item>
            <text:list-item>
              <text:p text:style-name="P4"><text:span text:style-name="T1">Ophalen van een </text:span><text:span text:style-name="Source_20_Text"><text:span text:style-name="T1">BluetoothDevice</text:span></text:span><text:span text:style-name="T1"> via een intent.</text:span></text:p>
            </text:list-item>
            <text:list-item>
              <text:p text:style-name="P10">Start de verbinding met het apparaat via GATT.</text:p>
            </text:list-item>
          </text:list>
        </text:list-item>
        <text:list-item>
          <text:p text:style-name="P3"><text:span text:style-name="Strong_20_Emphasis"><text:span text:style-name="T1">onCreateOptionsMenu</text:span></text:span></text:p>
          <text:list>
            <text:list-item>
              <text:p text:style-name="P10">Voegt een menu toe met opties zoals het openen van instellingen of het toggelen van webtransmissie.</text:p>
            </text:list-item>
          </text:list>
        </text:list-item>
        <text:list-item>
          <text:p text:style-name="P3"><text:span text:style-name="Strong_20_Emphasis"><text:span text:style-name="T1">onOptionsItemSelected</text:span></text:span></text:p>
          <text:list>
            <text:list-item>
              <text:p text:style-name="P10">Behandelt klikacties in het menu, zoals navigeren naar de instellingenactiviteit.</text:p>
            </text:list-item>
          </text:list>
        </text:list-item>
        <text:list-item>
          <text:p text:style-name="P3"><text:span text:style-name="Strong_20_Emphasis"><text:span text:style-name="T1">gattCallback</text:span></text:span></text:p>
          <text:list>
            <text:list-item>
              <text:p text:style-name="P10">Callback-methoden voor het beheren van de GATT-verbinding.</text:p>
              <text:list>
                <text:list-item>
                  <text:p text:style-name="P4"><text:span text:style-name="Source_20_Text"><text:span text:style-name="T1">onConnectionStateChange</text:span></text:span><text:span text:style-name="T1">: Controleert de verbindingsstatus.</text:span></text:p>
                </text:list-item>
                <text:list-item>
                  <text:p text:style-name="P4"><text:span text:style-name="Source_20_Text"><text:span text:style-name="T1">onServicesDiscovered</text:span></text:span><text:span text:style-name="T1">: Voert acties uit wanneer services worden ontdekt.</text:span></text:p>
                </text:list-item>
                <text:list-item>
                  <text:p text:style-name="P4"><text:span text:style-name="Source_20_Text"><text:span text:style-name="T1">onCharacteristicRead</text:span></text:span><text:span text:style-name="T1">: Verwerkt de gelezen waarden van een kenmerk.</text:span></text:p>
                </text:list-item>
                <text:list-item>
                  <text:p text:style-name="P4"><text:span text:style-name="Source_20_Text"><text:span text:style-name="T1">onCharacteristicChanged</text:span></text:span><text:span text:style-name="T1">: Verwerkt notificaties van het apparaat.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enableNotifications</text:span></text:span></text:p>
          <text:list>
            <text:list-item>
              <text:p text:style-name="P10">Schakelt notificaties in voor een specifiek kenmerk.</text:p>
            </text:list-item>
          </text:list>
        </text:list-item>
        <text:list-item>
          <text:p text:style-name="P3"><text:span text:style-name="Strong_20_Emphasis"><text:span text:style-name="T1">readGattCharacteristic</text:span></text:span></text:p>
          <text:list>
            <text:list-item>
              <text:p text:style-name="P10">Leest een kenmerk van het BLE-apparaat.</text:p>
            </text:list-item>
          </text:list>
        </text:list-item>
        <text:list-item>
          <text:p text:style-name="P3"><text:span text:style-name="Strong_20_Emphasis"><text:span text:style-name="T1">onDestroy</text:span></text:span></text:p>
          <text:list>
            <text:list-item>
              <text:p text:style-name="P11">Sluit de GATT-verbinding bij het vernietigen van de activiteit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MainActivity</text:span></text:span></text:h>
      <text:h text:style-name="Heading_20_3" text:outline-level="3"><text:span text:style-name="Strong_20_Emphasis"><text:span text:style-name="T1">Samenvatting</text:span></text:span></text:h>
      <text:p text:style-name="Text_20_body"><text:span text:style-name="T1">Deze activiteit beheert het scannen naar en verbinden met BLE-apparaten. Het toont een lijst van apparaten en navigeert naar </text:span><text:span text:style-name="Source_20_Text"><text:span text:style-name="T1">GattDetailsActivity</text:span></text:span><text:span text:style-name="T1"> bij selectie.</text:span></text:p>
      <text:h text:style-name="Heading_20_3" text:outline-level="3"><text:soft-page-break/><text:span text:style-name="Strong_20_Emphasis"><text:span text:style-name="T1">Belangrijke methoden en functionaliteiten</text:span></text:span></text:h>
      <text:list text:style-name="L2">
        <text:list-item>
          <text:p text:style-name="P5"><text:span text:style-name="Strong_20_Emphasis"><text:span text:style-name="T1">onCreate</text:span></text:span></text:p>
          <text:list>
            <text:list-item>
              <text:p text:style-name="P12">Initialisatie van de toolbar.</text:p>
            </text:list-item>
            <text:list-item>
              <text:p text:style-name="P12">Aanroepen van permissies voor Bluetooth-functionaliteiten.</text:p>
            </text:list-item>
          </text:list>
        </text:list-item>
        <text:list-item>
          <text:p text:style-name="P5"><text:span text:style-name="Strong_20_Emphasis"><text:span text:style-name="T1">requestBluetoothPermissions</text:span></text:span></text:p>
          <text:list>
            <text:list-item>
              <text:p text:style-name="P12">Controleert of Bluetooth-permissies zijn verleend en vraagt deze indien nodig aan.</text:p>
            </text:list-item>
          </text:list>
        </text:list-item>
        <text:list-item>
          <text:p text:style-name="P5"><text:span text:style-name="Strong_20_Emphasis"><text:span text:style-name="T1">onRequestPermissionsResult</text:span></text:span></text:p>
          <text:list>
            <text:list-item>
              <text:p text:style-name="P12">Behandelt de resultaten van permissie-aanvragen.</text:p>
            </text:list-item>
          </text:list>
        </text:list-item>
        <text:list-item>
          <text:p text:style-name="P5"><text:span text:style-name="Strong_20_Emphasis"><text:span text:style-name="T1">startScanning</text:span></text:span></text:p>
          <text:list>
            <text:list-item>
              <text:p text:style-name="P12">Start het scannen naar BLE-apparaten en configureert de RecyclerView om gevonden apparaten weer te geven.</text:p>
            </text:list-item>
          </text:list>
        </text:list-item>
        <text:list-item>
          <text:p text:style-name="P5"><text:span text:style-name="Strong_20_Emphasis"><text:span text:style-name="T1">connectToDevice</text:span></text:span></text:p>
          <text:list>
            <text:list-item>
              <text:p text:style-name="P6"><text:span text:style-name="T1">Verbindt met een geselecteerd apparaat via GATT en navigeert naar </text:span><text:span text:style-name="Source_20_Text"><text:span text:style-name="T1">GattDetailsActivity</text:span></text:span><text:span text:style-name="T1">.</text:span></text:p>
            </text:list-item>
          </text:list>
        </text:list-item>
        <text:list-item>
          <text:p text:style-name="P5"><text:span text:style-name="Strong_20_Emphasis"><text:span text:style-name="T1">gattCallback</text:span></text:span></text:p>
          <text:list>
            <text:list-item>
              <text:p text:style-name="P12">Beheert de verbindingsstatus en ontdekt services.</text:p>
            </text:list-item>
          </text:list>
        </text:list-item>
        <text:list-item>
          <text:p text:style-name="P5"><text:span text:style-name="Strong_20_Emphasis"><text:span text:style-name="T1">scanCallback</text:span></text:span></text:p>
          <text:list>
            <text:list-item>
              <text:p text:style-name="P13">Verwerkt scanresultaten en voegt apparaten toe aan de lijst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DeviceListAdapter</text:span></text:span></text:h>
      <text:h text:style-name="Heading_20_3" text:outline-level="3"><text:span text:style-name="Strong_20_Emphasis"><text:span text:style-name="T1">Samenvatting</text:span></text:span></text:h>
      <text:p text:style-name="Text_20_body"><text:span text:style-name="T1">Adapterklasse voor het weergeven van een lijst met BLE-apparaten in een </text:span><text:span text:style-name="Source_20_Text"><text:span text:style-name="T1">RecyclerView</text:span></text:span><text:span text:style-name="T1">.</text:span></text:p>
      <text:h text:style-name="Heading_20_3" text:outline-level="3"><text:span text:style-name="Strong_20_Emphasis"><text:span text:style-name="T1">Belangrijke methoden</text:span></text:span></text:h>
      <text:list text:style-name="L3">
        <text:list-item>
          <text:p text:style-name="P7"><text:span text:style-name="Strong_20_Emphasis"><text:span text:style-name="T1">onCreateViewHolder</text:span></text:span></text:p>
          <text:list>
            <text:list-item>
              <text:p text:style-name="P14">Maakt een nieuwe ViewHolder voor elk item.</text:p>
            </text:list-item>
          </text:list>
        </text:list-item>
        <text:list-item>
          <text:p text:style-name="P7"><text:span text:style-name="Strong_20_Emphasis"><text:span text:style-name="T1">onBindViewHolder</text:span></text:span></text:p>
          <text:list>
            <text:list-item>
              <text:p text:style-name="P14">Koppelt een apparaat aan een ViewHolder en stelt een kliklistener in.</text:p>
            </text:list-item>
          </text:list>
        </text:list-item>
        <text:list-item>
          <text:p text:style-name="P7"><text:span text:style-name="Strong_20_Emphasis"><text:span text:style-name="T1">updateDeviceList</text:span></text:span></text:p>
          <text:list>
            <text:list-item>
              <text:p text:style-name="P14">Werk de lijst van apparaten bij en vernieuw de RecyclerView.</text:p>
            </text:list-item>
          </text:list>
        </text:list-item>
        <text:list-item>
          <text:p text:style-name="P7"><text:span text:style-name="Strong_20_Emphasis"><text:span text:style-name="T1">getDevices</text:span></text:span></text:p>
          <text:list>
            <text:list-item>
              <text:p text:style-name="P15">Geeft de huidige lijst van apparaten terug.</text:p>
            </text:list-item>
          </text:list>
        </text:list-item>
      </text:list>
      <text:p text:style-name="P1"/>
      <text:h text:style-name="Heading_20_2" text:outline-level="2"><text:soft-page-break/><text:span text:style-name="Strong_20_Emphasis"><text:span text:style-name="T1">SettingsActivity</text:span></text:span></text:h>
      <text:h text:style-name="Heading_20_3" text:outline-level="3"><text:span text:style-name="Strong_20_Emphasis"><text:span text:style-name="T1">Samenvatting</text:span></text:span></text:h>
      <text:p text:style-name="P9">Een eenvoudige activiteit voor het invoeren van serverinstellingen, gebruikersnaam, en wachtwoord.</text:p>
      <text:h text:style-name="Heading_20_3" text:outline-level="3"><text:span text:style-name="Strong_20_Emphasis"><text:span text:style-name="T1">Belangrijke methoden</text:span></text:span></text:h>
      <text:list text:style-name="L4">
        <text:list-item>
          <text:p text:style-name="P8"><text:span text:style-name="Strong_20_Emphasis"><text:span text:style-name="T1">onCreate</text:span></text:span></text:p>
          <text:list>
            <text:list-item>
              <text:p text:style-name="P16">Initialisatie van de toolbar en gebruikersinterface.</text:p>
            </text:list-item>
            <text:list-item>
              <text:p text:style-name="P16">Behandelt klikacties op de "Login" knop.</text:p>
            </text:list-item>
          </text:list>
        </text:list-item>
        <text:list-item>
          <text:p text:style-name="P8"><text:span text:style-name="Strong_20_Emphasis"><text:span text:style-name="T1">simulatePostRequest</text:span></text:span></text:p>
          <text:list>
            <text:list-item>
              <text:p text:style-name="P16">Simuleert een POST-verzoek met ingevoerde gegevens.</text:p>
            </text:list-item>
          </text:list>
        </text:list-item>
        <text:list-item>
          <text:p text:style-name="P8"><text:span text:style-name="Strong_20_Emphasis"><text:span text:style-name="T1">onOptionsItemSelected</text:span></text:span></text:p>
          <text:list>
            <text:list-item>
              <text:p text:style-name="P17">Behandelt de terugnavigatie via de toolbar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XML-bestanden</text:span></text:span></text:h>
      <text:h text:style-name="Heading_20_3" text:outline-level="3"><text:span text:style-name="Strong_20_Emphasis"><text:span text:style-name="T1">activity_settings.xml</text:span></text:span></text:h>
      <text:list text:style-name="L5">
        <text:list-item>
          <text:p text:style-name="P18">Layout met invoervelden voor server-URL, gebruikersnaam, en wachtwoord.</text:p>
        </text:list-item>
        <text:list-item>
          <text:p text:style-name="P19">Een knop voor het indienen van gegevens.</text:p>
        </text:list-item>
      </text:list>
      <text:h text:style-name="Heading_20_3" text:outline-level="3"><text:span text:style-name="Strong_20_Emphasis"><text:span text:style-name="T1">activity_gatt_details.xml</text:span></text:span></text:h>
      <text:list text:style-name="L6">
        <text:list-item>
          <text:p text:style-name="P20">Toolbar voor navigatie.</text:p>
        </text:list-item>
        <text:list-item>
          <text:p text:style-name="P20">TextView om ontvangen kenmerkgegevens weer te geven.</text:p>
        </text:list-item>
        <text:list-item>
          <text:p text:style-name="P21">Knop voor het handmatig herlezen van kenmerken.</text:p>
        </text:list-item>
      </text:list>
      <text:h text:style-name="Heading_20_3" text:outline-level="3"><text:span text:style-name="Strong_20_Emphasis"><text:span text:style-name="T1">menu_connected.xml</text:span></text:span></text:h>
      <text:list text:style-name="L7">
        <text:list-item>
          <text:p text:style-name="P22">Menu met opties voor het toggelen van servertransmissie en toegang tot instellingen.</text:p>
        </text:list-item>
      </text:list>
      <text:h text:style-name="Heading_20_3" text:outline-level="3"><text:span text:style-name="Strong_20_Emphasis"><text:span text:style-name="T1">activity_main.xml</text:span></text:span></text:h>
      <text:list text:style-name="L8">
        <text:list-item>
          <text:p text:style-name="P23">Toolbar met een titel.</text:p>
        </text:list-item>
        <text:list-item>
          <text:p text:style-name="P24">RecyclerView om gevonden BLE-apparaten weer te geven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45:08.878558202</meta:creation-date>
    <dc:date>2024-11-20T14:37:08.423221270</dc:date>
    <meta:editing-duration>P1DT1H19M28S</meta:editing-duration>
    <meta:editing-cycles>1</meta:editing-cycles>
    <meta:document-statistic meta:table-count="0" meta:image-count="0" meta:object-count="0" meta:page-count="3" meta:paragraph-count="79" meta:word-count="465" meta:character-count="3414" meta:non-whitespace-character-count="3086"/>
    <meta:generator>LibreOffice/24.2.6.2$Linux_X86_64 LibreOffice_project/420$Build-2</meta:generator>
  </office:meta>
</office:document-meta>
</file>